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16c25" officeooo:paragraph-rsid="003792e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4458" officeooo:paragraph-rsid="003792e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rsid="00116c25" officeooo:paragraph-rsid="003792e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officeooo:rsid="00116c25" officeooo:paragraph-rsid="003792e8" style:font-size-asian="12pt" style:font-size-complex="12pt"/>
    </style:style>
    <style:style style:name="P5" style:family="paragraph" style:parent-style-name="Standard">
      <style:text-properties style:font-name="DejaVu Sans Condensed" fo:font-size="12pt" officeooo:rsid="00144458" officeooo:paragraph-rsid="003792e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05128" officeooo:paragraph-rsid="003792e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2ee3" officeooo:paragraph-rsid="00392ee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92ee3" officeooo:paragraph-rsid="00392ee3" fo:background-color="#81d41a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paragraph-rsid="003792e8"/>
    </style:style>
    <style:style style:name="P10" style:family="paragraph" style:parent-style-name="Standard">
      <style:paragraph-properties fo:text-align="start" style:justify-single-word="false"/>
      <style:text-properties officeooo:paragraph-rsid="0019eb27"/>
    </style:style>
    <style:style style:name="P11" style:family="paragraph" style:parent-style-name="Standard" style:list-style-name="L1">
      <style:text-properties officeooo:paragraph-rsid="003792e8"/>
    </style:style>
    <style:style style:name="P12" style:family="paragraph" style:parent-style-name="Standard" style:list-style-name="L1">
      <style:text-properties style:font-name="DejaVu Sans Condensed" fo:font-size="12pt" officeooo:paragraph-rsid="003792e8" style:font-size-asian="12pt" style:font-size-complex="12pt"/>
    </style:style>
    <style:style style:name="P13" style:family="paragraph" style:parent-style-name="Standard" style:list-style-name="L1">
      <style:text-properties style:font-name="DejaVu Sans Condensed" fo:font-size="12pt" officeooo:rsid="00116c25" officeooo:paragraph-rsid="003792e8" style:font-size-asian="12pt" style:font-size-complex="12pt"/>
    </style:style>
    <style:style style:name="P14" style:family="paragraph" style:parent-style-name="Standard" style:list-style-name="L4">
      <style:text-properties style:font-name="DejaVu Sans Condensed" fo:font-size="12pt" officeooo:rsid="00116c25" officeooo:paragraph-rsid="003792e8" style:font-size-asian="12pt" style:font-size-complex="12pt"/>
    </style:style>
    <style:style style:name="P15" style:family="paragraph" style:parent-style-name="Standard" style:list-style-name="L5">
      <style:text-properties style:font-name="DejaVu Sans Condensed" fo:font-size="12pt" officeooo:rsid="00116c25" officeooo:paragraph-rsid="003792e8" style:font-size-asian="12pt" style:font-size-complex="12pt"/>
    </style:style>
    <style:style style:name="P16" style:family="paragraph" style:parent-style-name="Standard" style:list-style-name="L2">
      <style:text-properties style:font-name="DejaVu Sans Condensed" fo:font-size="12pt" officeooo:paragraph-rsid="00473a68" style:font-size-asian="12pt" style:font-size-complex="12pt"/>
    </style:style>
    <style:style style:name="P17" style:family="paragraph" style:parent-style-name="Standard" style:list-style-name="L2">
      <style:text-properties style:font-name="DejaVu Sans Condensed" fo:font-size="12pt" officeooo:rsid="00161578" officeooo:paragraph-rsid="003792e8" style:font-size-asian="12pt" style:font-size-complex="12pt"/>
    </style:style>
    <style:style style:name="P18" style:family="paragraph" style:parent-style-name="Standard" style:list-style-name="L3">
      <style:text-properties style:font-name="DejaVu Sans Condensed" fo:font-size="12pt" officeooo:rsid="00161578" officeooo:paragraph-rsid="003792e8" style:font-size-asian="12pt" style:font-size-complex="12pt"/>
    </style:style>
    <style:style style:name="P19" style:family="paragraph" style:parent-style-name="Standard" style:list-style-name="L3">
      <style:text-properties style:font-name="DejaVu Sans Condensed" fo:font-size="12pt" officeooo:paragraph-rsid="004876ae" style:font-size-asian="12pt" style:font-size-complex="12pt"/>
    </style:style>
    <style:style style:name="P20" style:family="paragraph" style:parent-style-name="Standard" style:list-style-name="L4">
      <style:text-properties style:font-name="DejaVu Sans Condensed" fo:font-size="12pt" officeooo:paragraph-rsid="003792e8" style:font-size-asian="12pt" style:font-size-complex="12pt"/>
    </style:style>
    <style:style style:name="P21" style:family="paragraph" style:parent-style-name="Standard" style:list-style-name="L5">
      <style:text-properties style:font-name="DejaVu Sans Condensed" fo:font-size="12pt" officeooo:rsid="0016f992" officeooo:paragraph-rsid="003792e8" style:font-size-asian="12pt" style:font-size-complex="12pt"/>
    </style:style>
    <style:style style:name="P22" style:family="paragraph" style:parent-style-name="Standard" style:list-style-name="L5">
      <style:text-properties style:font-name="DejaVu Sans Condensed" fo:font-size="12pt" officeooo:paragraph-rsid="003792e8" style:font-size-asian="12pt" style:font-size-complex="12pt"/>
    </style:style>
    <style:style style:name="P23" style:family="paragraph" style:parent-style-name="Standard" style:list-style-name="L2">
      <style:text-properties officeooo:paragraph-rsid="003792e8"/>
    </style:style>
    <style:style style:name="P24" style:family="paragraph" style:parent-style-name="Standard" style:list-style-name="L2">
      <style:text-properties officeooo:paragraph-rsid="00473a68"/>
    </style:style>
    <style:style style:name="P25" style:family="paragraph" style:parent-style-name="Standard" style:list-style-name="L3">
      <style:text-properties officeooo:paragraph-rsid="004876ae"/>
    </style:style>
    <style:style style:name="P26" style:family="paragraph" style:parent-style-name="Standard" style:list-style-name="L4">
      <style:text-properties officeooo:paragraph-rsid="004876ae"/>
    </style:style>
    <style:style style:name="P27" style:family="paragraph" style:parent-style-name="Standard" style:list-style-name="L5">
      <style:text-properties officeooo:paragraph-rsid="004876ae"/>
    </style:style>
    <style:style style:name="P2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2ee3" officeooo:paragraph-rsid="00392ee3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2ee3" officeooo:paragraph-rsid="00392ee3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officeooo:rsid="00392ee3" officeooo:paragraph-rsid="00392ee3" style:font-size-asian="12pt" style:font-size-complex="12pt"/>
    </style:style>
    <style:style style:name="P31" style:family="paragraph" style:parent-style-name="Standard" style:list-style-name="L7">
      <style:paragraph-properties fo:text-align="start" style:justify-single-word="false"/>
      <style:text-properties officeooo:paragraph-rsid="00392e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6c25" style:font-weight-asian="bold" style:font-weight-complex="bold"/>
    </style:style>
    <style:style style:name="T3" style:family="text">
      <style:text-properties fo:font-weight="bold" officeooo:rsid="00161578" style:font-weight-asian="bold" style:font-weight-complex="bold"/>
    </style:style>
    <style:style style:name="T4" style:family="text">
      <style:text-properties fo:font-weight="bold" officeooo:rsid="0012c61e" style:font-weight-asian="bold" style:font-weight-complex="bold"/>
    </style:style>
    <style:style style:name="T5" style:family="text">
      <style:text-properties fo:font-weight="bold" officeooo:rsid="00170b35" style:font-weight-asian="bold" style:font-weight-complex="bold"/>
    </style:style>
    <style:style style:name="T6" style:family="text">
      <style:text-properties fo:font-weight="bold" officeooo:rsid="00144458" style:font-weight-asian="bold" style:font-weight-complex="bold"/>
    </style:style>
    <style:style style:name="T7" style:family="text">
      <style:text-properties fo:font-weight="bold" officeooo:rsid="0016f992" style:font-weight-asian="bold" style:font-weight-complex="bold"/>
    </style:style>
    <style:style style:name="T8" style:family="text">
      <style:text-properties fo:font-weight="bold" officeooo:rsid="003aac8d" style:font-weight-asian="bold" style:font-weight-complex="bold"/>
    </style:style>
    <style:style style:name="T9" style:family="text">
      <style:text-properties fo:font-weight="bold" officeooo:rsid="003d3b1f" style:font-weight-asian="bold" style:font-weight-complex="bold"/>
    </style:style>
    <style:style style:name="T10" style:family="text">
      <style:text-properties fo:font-weight="bold" officeooo:rsid="00473a68" style:font-weight-asian="bold" style:font-weight-complex="bold"/>
    </style:style>
    <style:style style:name="T11" style:family="text">
      <style:text-properties fo:font-weight="bold" officeooo:rsid="004876ae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61578" style:font-weight-asian="normal" style:font-weight-complex="normal"/>
    </style:style>
    <style:style style:name="T14" style:family="text">
      <style:text-properties fo:font-weight="normal" officeooo:rsid="0012c61e" style:font-weight-asian="normal" style:font-weight-complex="normal"/>
    </style:style>
    <style:style style:name="T15" style:family="text">
      <style:text-properties fo:font-weight="normal" officeooo:rsid="003aac8d" style:font-weight-asian="normal" style:font-weight-complex="normal"/>
    </style:style>
    <style:style style:name="T16" style:family="text">
      <style:text-properties fo:font-weight="normal" officeooo:rsid="003d3b1f" style:font-weight-asian="normal" style:font-weight-complex="normal"/>
    </style:style>
    <style:style style:name="T17" style:family="text">
      <style:text-properties fo:font-weight="normal" officeooo:rsid="004876ae" style:font-weight-asian="normal" style:font-weight-complex="normal"/>
    </style:style>
    <style:style style:name="T18" style:family="text">
      <style:text-properties officeooo:rsid="00116c25"/>
    </style:style>
    <style:style style:name="T19" style:family="text">
      <style:text-properties officeooo:rsid="00161578"/>
    </style:style>
    <style:style style:name="T20" style:family="text">
      <style:text-properties officeooo:rsid="00144458"/>
    </style:style>
    <style:style style:name="T21" style:family="text">
      <style:text-properties officeooo:rsid="0012c61e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392ee3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392ee3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401484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45b5a5" style:font-size-asian="12pt" style:font-weight-asian="bold" style:font-size-complex="12pt" style:font-weight-complex="bold"/>
    </style:style>
    <style:style style:name="T28" style:family="text">
      <style:text-properties officeooo:rsid="003d3b1f"/>
    </style:style>
    <style:style style:name="T29" style:family="text">
      <style:text-properties officeooo:rsid="00417ce3"/>
    </style:style>
    <style:style style:name="T30" style:family="text">
      <style:text-properties officeooo:rsid="00429f42"/>
    </style:style>
    <style:style style:name="T31" style:family="text">
      <style:text-properties officeooo:rsid="0043c407"/>
    </style:style>
    <style:style style:name="T32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144458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3792e8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43e1c5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161578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473a68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3d3b1f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116c25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4876ae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style:font-size-asian="12pt" style:font-size-complex="12pt"/>
    </style:style>
    <style:style style:name="T42" style:family="text">
      <style:text-properties style:font-name="DejaVu Sans Condensed" fo:font-size="12pt" officeooo:rsid="00161578" style:font-size-asian="12pt" style:font-size-complex="12pt"/>
    </style:style>
    <style:style style:name="T43" style:family="text">
      <style:text-properties style:font-name="DejaVu Sans Condensed" fo:font-size="12pt" officeooo:rsid="003d3b1f" style:font-size-asian="12pt" style:font-size-complex="12pt"/>
    </style:style>
    <style:style style:name="T44" style:family="text">
      <style:text-properties style:font-name="DejaVu Sans Condensed" fo:font-size="12pt" officeooo:rsid="00473a68" style:font-size-asian="12pt" style:font-size-complex="12pt"/>
    </style:style>
    <style:style style:name="T45" style:family="text">
      <style:text-properties style:font-name="DejaVu Sans Condensed" fo:font-size="12pt" officeooo:rsid="00116c25" style:font-size-asian="12pt" style:font-size-complex="12pt"/>
    </style:style>
    <style:style style:name="T46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47" style:family="text">
      <style:text-properties style:font-name="DejaVu Sans Condensed" fo:font-size="12pt" fo:font-weight="normal" officeooo:rsid="003d3b1f" style:font-size-asian="12pt" style:font-weight-asian="normal" style:font-size-complex="12pt" style:font-weight-complex="normal"/>
    </style:style>
    <style:style style:name="T48" style:family="text">
      <style:text-properties style:font-name="DejaVu Sans Condensed" fo:font-size="12pt" fo:font-weight="normal" officeooo:rsid="00161578" style:font-size-asian="12pt" style:font-weight-asian="normal" style:font-size-complex="12pt" style:font-weight-complex="normal"/>
    </style:style>
    <style:style style:name="T49" style:family="text">
      <style:text-properties officeooo:rsid="00473a68"/>
    </style:style>
    <style:style style:name="T50" style:family="text">
      <style:text-properties officeooo:rsid="004876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5">5</text:span><text:span text:style-name="T27">0</text:span><text:span text:style-name="T25">1</text:span><text:span text:style-name="T24"> - </text:span><text:span text:style-name="T26">A/G - </text:span><text:span text:style-name="T25">All</text:span></text:p>
      <text:p text:style-name="P4"/>
      <text:p text:style-name="P1">All weapons</text:p>
      <text:list xml:id="list1146587830" text:style-name="L1">
        <text:list-item>
          <text:p text:style-name="P12"><text:span text:style-name="T10">C</text:span><text:span text:style-name="T2">ircuit breaker switch groups 1, 2, and 3</text:span><text:span text:style-name="T18"> </text:span><text:span text:style-name="T49">...</text:span><text:span text:style-name="T18"> </text:span><text:span text:style-name="T2">ON</text:span><text:span text:style-name="T18"> (left-most column of switches, use gang bars for each group)</text:span></text:p>
        </text:list-item>
        <text:list-item>
          <text:p text:style-name="P13"><text:span text:style-name="T1">Master Arm</text:span> (Safety Switch) <text:span text:style-name="T49">...</text:span> <text:span text:style-name="T1">ON</text:span><text:span text:style-name="T12"> </text:span><text:span text:style-name="T13">(above, left, and behind pilot's head) </text:span><text:span text:style-name="T15">(</text:span><text:span text:style-name="T8">B2</text:span><text:span text:style-name="T15"> button)</text:span></text:p>
        </text:list-item>
        <text:list-item>
          <text:p text:style-name="P12"><text:span text:style-name="T2">Main Switch</text:span><text:span text:style-name="T18"> (RS/GUV Selector Switch) </text:span><text:span text:style-name="T49">...</text:span><text:span text:style-name="T18"> </text:span><text:span text:style-name="T2">ON</text:span><text:span text:style-name="T18"> </text:span><text:span text:style-name="T28">(default) </text:span><text:span text:style-name="T18">(</text:span><text:span text:style-name="T19">left of</text:span><text:span text:style-name="T18"> circuit breaker group 2)</text:span></text:p>
        </text:list-item>
        <text:list-item>
          <text:p text:style-name="P11"><text:span text:style-name="T37">G</text:span><text:span text:style-name="T39">unsight depression</text:span><text:span text:style-name="T45"> </text:span><text:span text:style-name="T44">... </text:span><text:span text:style-name="T37">R</text:span><text:span text:style-name="T39">ed triangle</text:span><text:span text:style-name="T45"> (for most weapons)</text:span></text:p>
        </text:list-item>
      </text:list>
      <text:p text:style-name="P3"/>
      <text:p text:style-name="P9"><text:span text:style-name="T33">B8V20A Rocket pods -- </text:span><text:span text:style-name="T34">standard 20-</text:span><text:span text:style-name="T35">round</text:span><text:span text:style-name="T34"> rocket pods</text:span></text:p>
      <text:list xml:id="list1337610409" text:style-name="L2">
        <text:list-item>
          <text:p text:style-name="P23"><text:span text:style-name="T32">Pod Variant</text:span><text:span text:style-name="T41"> dial </text:span><text:span text:style-name="T44">...</text:span><text:span text:style-name="T41"> </text:span><text:span text:style-name="T36">I</text:span><text:span text:style-name="T42"> (default)</text:span><text:span text:style-name="T41"> (copilot right upper windshield box) </text:span><text:span text:style-name="T43">(</text:span><text:span text:style-name="T40">Gray Reset Hat left</text:span><text:span text:style-name="T43">)</text:span></text:p>
        </text:list-item>
        <text:list-item>
          <text:p text:style-name="P24"><text:span text:style-name="T36">UPK/RS</text:span><text:span text:style-name="T42"> switch </text:span><text:span text:style-name="T44">...</text:span><text:span text:style-name="T42"> </text:span><text:span text:style-name="T36">RS</text:span><text:span text:style-name="T42"> (default) </text:span><text:span text:style-name="T43">(</text:span><text:span text:style-name="T40">Gray Reset Hat</text:span><text:span text:style-name="T38"> </text:span><text:span text:style-name="T37">back</text:span><text:span text:style-name="T43">)</text:span></text:p>
        </text:list-item>
        <text:list-item>
          <text:p text:style-name="P16"><text:span text:style-name="T3">Fire Test Unit Arm</text:span><text:span text:style-name="T19"> button</text:span><text:span text:style-name="T49"> ... </text:span><text:span text:style-name="T19">Press and hold until all lights corresponding to mounted pods light up in the lower row of lights</text:span><text:span text:style-name="T49"> </text:span><text:span text:style-name="T19">(left of circuit breaker group 2)</text:span></text:p>
        </text:list-item>
        <text:list-item>
          <text:p text:style-name="P17">Press <text:span text:style-name="T1">trigger</text:span> to fire.</text:p>
        </text:list-item>
      </text:list>
      <text:p text:style-name="P5"/>
      <text:p text:style-name="P2">UPK-23-250 23mm cannon pods -- <text:span text:style-name="T31">twin-barrel 23 mm cannon</text:span></text:p>
      <text:list xml:id="list3909119203" text:style-name="L3">
        <text:list-item>
          <text:p text:style-name="P19"><text:span text:style-name="T2">Pod Variant</text:span><text:span text:style-name="T18"> dial </text:span><text:span text:style-name="T49">... </text:span><text:span text:style-name="T3">I</text:span><text:span text:style-name="T19"> (default)</text:span><text:span text:style-name="T18"> (copilot right upper windshield box) </text:span><text:span text:style-name="T28">(</text:span><text:span text:style-name="T11">Gray Reset Hat left</text:span><text:span text:style-name="T28">)</text:span></text:p>
        </text:list-item>
        <text:list-item>
          <text:p text:style-name="P25"><text:span text:style-name="T32">UPK/RS</text:span><text:span text:style-name="T41"> switch </text:span><text:span text:style-name="T44">...</text:span><text:span text:style-name="T41"> </text:span><text:span text:style-name="T32">UPK</text:span><text:span text:style-name="T46"> </text:span><text:span text:style-name="T47">(</text:span><text:span text:style-name="T40">Gray Reset Hat</text:span><text:span text:style-name="T38"> </text:span><text:span text:style-name="T40">forward</text:span><text:span text:style-name="T47">)</text:span><text:span text:style-name="T48">.</text:span></text:p>
        </text:list-item>
        <text:list-item>
          <text:p text:style-name="P18">Press <text:span text:style-name="T1">trigger</text:span> to fire.</text:p>
        </text:list-item>
      </text:list>
      <text:p text:style-name="P3"/>
      <text:p text:style-name="P1">9A624/<text:span text:style-name="T20">9A</text:span>622 Gun <text:span text:style-name="T20">p</text:span>ods <text:span text:style-name="T20">(GUV YakB GSHP) -- </text:span><text:span text:style-name="T29">2x 7.62 mm miniguns + 1x 12.7 mm minigun per pod</text:span></text:p>
      <text:list xml:id="list3060466159" text:style-name="L4">
        <text:list-item>
          <text:p text:style-name="P26"><text:span text:style-name="T39">Pod Variant</text:span><text:span text:style-name="T45"> dial </text:span><text:span text:style-name="T44">...</text:span><text:span text:style-name="T45"> </text:span><text:span text:style-name="T39">GUN</text:span><text:span text:style-name="T45"> (copilot right upper windshield box) </text:span><text:span text:style-name="T43">(</text:span><text:span text:style-name="T40">Gray Reset Hat right</text:span><text:span text:style-name="T43">)</text:span></text:p>
        </text:list-item>
        <text:list-item>
          <text:p text:style-name="P20"><text:span text:style-name="T2">Modes</text:span><text:span text:style-name="T18"> triangular switch </text:span><text:span text:style-name="T49">...</text:span><text:span text:style-name="T18"> </text:span><text:span text:style-name="T7">800 IN OR </text:span><text:span text:style-name="T2">624</text:span><text:span text:style-name="T18"> for .50 cal miniguns, or </text:span><text:span text:style-name="T2">622</text:span><text:span text:style-name="T18"> for .30 cal miniguns (bigger number = bigger caliber) </text:span><text:span text:style-name="T21">(above pilot)</text:span></text:p>
        </text:list-item>
        <text:list-item>
          <text:p text:style-name="P14">Press <text:span text:style-name="T1">trigger</text:span> to fire.</text:p>
        </text:list-item>
      </text:list>
      <text:p text:style-name="P3"/>
      <text:p text:style-name="P2">9A800 Grenade launcher pods (GUV AP-30) -- <text:span text:style-name="T30">30 mm automatic grenade launcher</text:span></text:p>
      <text:list xml:id="list3528412370" text:style-name="L5">
        <text:list-item>
          <text:p text:style-name="P27"><text:span text:style-name="T39">Pod Variant</text:span><text:span text:style-name="T45"> dial </text:span><text:span text:style-name="T44">...</text:span><text:span text:style-name="T45"> </text:span><text:span text:style-name="T39">GUN</text:span><text:span text:style-name="T45"> (copilot right upper windshield box) </text:span><text:span text:style-name="T43">(</text:span><text:span text:style-name="T40">Gray Reset Hat right</text:span><text:span text:style-name="T43">)</text:span></text:p>
        </text:list-item>
        <text:list-item>
          <text:p text:style-name="P21">To fire pods on outer pylons:</text:p>
          <text:list>
            <text:list-item>
              <text:p text:style-name="P22"><text:span text:style-name="T2">Modes</text:span><text:span text:style-name="T18"> triangular switch </text:span><text:span text:style-name="T49">...</text:span><text:span text:style-name="T18"> </text:span><text:span text:style-name="T7">IN </text:span><text:span text:style-name="T6">800 </text:span><text:span text:style-name="T7">OUT</text:span><text:span text:style-name="T18"> </text:span><text:span text:style-name="T21">(above pilot)</text:span></text:p>
            </text:list-item>
            <text:list-item>
              <text:p text:style-name="P21"><text:span text:style-name="T21">guarded switch </text:span><text:span text:style-name="T49">...</text:span><text:span text:style-name="T21"> </text:span><text:span text:style-name="T4">624/622+800</text:span><text:span text:style-name="T14"> (default)</text:span></text:p>
            </text:list-item>
          </text:list>
        </text:list-item>
        <text:list-item>
          <text:p text:style-name="P21">To fire pods on middle pylons:</text:p>
          <text:list>
            <text:list-item>
              <text:p text:style-name="P21"><text:span text:style-name="T2">Modes</text:span><text:span text:style-name="T18"> triangular switch </text:span><text:span text:style-name="T49">...</text:span><text:span text:style-name="T18"> </text:span><text:span text:style-name="T5">800 IN OR 624</text:span><text:span text:style-name="T18"> </text:span><text:span text:style-name="T21">(above pilot)</text:span></text:p>
            </text:list-item>
            <text:list-item>
              <text:p text:style-name="P21"><text:span text:style-name="T21">guarded switch </text:span><text:span text:style-name="T49">...</text:span><text:span text:style-name="T21"> </text:span><text:span text:style-name="T5">8</text:span><text:span text:style-name="T1">00</text:span></text:p>
            </text:list-item>
          </text:list>
        </text:list-item>
        <text:list-item>
          <text:p text:style-name="P21">To fire pods on outer and middle pylons simultaneously:</text:p>
          <text:list>
            <text:list-item>
              <text:p text:style-name="P21"><text:span text:style-name="T2">Modes</text:span><text:span text:style-name="T18"> triangular switch</text:span><text:span text:style-name="T49"> ...</text:span><text:span text:style-name="T18"> </text:span><text:span text:style-name="T1">IN </text:span><text:span text:style-name="T6">800 </text:span><text:span text:style-name="T1">OUT</text:span><text:span text:style-name="T18"> </text:span><text:span text:style-name="T21">(above pilot)</text:span></text:p>
            </text:list-item>
            <text:list-item>
              <text:p text:style-name="P21">guarded switch <text:span text:style-name="T49">...</text:span> <text:span text:style-name="T1">800</text:span></text:p>
            </text:list-item>
          </text:list>
        </text:list-item>
        <text:list-item>
          <text:p text:style-name="P15">Press <text:span text:style-name="T1">trigger</text:span> to fire.</text:p>
        </text:list-item>
      </text:list>
      <text:p text:style-name="P6"/>
      <text:p text:style-name="P8">Quick switching using Rockets and UPK cannon pods</text:p>
      <text:list xml:id="list3643992758" text:style-name="L6">
        <text:list-item>
          <text:p text:style-name="P28">Set up rockets and cannon pods as shown above.</text:p>
        </text:list-item>
        <text:list-item>
          <text:p text:style-name="P30"><text:span text:style-name="T12">Switch back and forth by setting </text:span><text:span text:style-name="T1">UPK/RS switch</text:span><text:span text:style-name="T12"> to </text:span><text:span text:style-name="T1">UPK</text:span><text:span text:style-name="T12"> (cannons) or </text:span><text:span text:style-name="T1">RS</text:span><text:span text:style-name="T12"> (rockets)</text:span><text:span text:style-name="T17">.</text:span></text:p>
        </text:list-item>
      </text:list>
      <text:p text:style-name="P7"/>
      <text:p text:style-name="P8">Quick switching using Rockets and GUV YakB GSHP pods</text:p>
      <text:list xml:id="list2621427298" text:style-name="L7">
        <text:list-item>
          <text:p text:style-name="P29">Set up rockets and gun pods as shown above.</text:p>
        </text:list-item>
        <text:list-item>
          <text:p text:style-name="P31"><text:span text:style-name="T22">Switch back and forth by setting </text:span><text:span text:style-name="T23">Pod Variant dial</text:span><text:span text:style-name="T22"> to </text:span><text:span text:style-name="T23">I</text:span><text:span text:style-name="T22"> or </text:span><text:span text:style-name="T23">GUN</text:span><text:span text:style-name="T22"> (</text:span><text:span text:style-name="T23">B3 and B6 buttons</text:span><text:span text:style-name="T22">)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2-22T21:43:14.707000000</dc:date>
    <meta:editing-duration>PT10H11M38S</meta:editing-duration>
    <meta:editing-cycles>4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7" meta:word-count="413" meta:character-count="2229" meta:non-whitespace-character-count="1882"/>
  </office:meta>
</office:document-meta>
</file>